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6f81e" officeooo:paragraph-rsid="0006f81e"/>
    </style:style>
    <style:style style:name="P3" style:family="paragraph" style:parent-style-name="Text_20_body">
      <style:text-properties fo:font-weight="bold" officeooo:rsid="000cbffb" officeooo:paragraph-rsid="000cbffb" style:font-weight-asian="bold" style:font-weight-complex="bold"/>
    </style:style>
    <style:style style:name="P4" style:family="paragraph" style:parent-style-name="Text_20_body">
      <style:text-properties fo:font-weight="normal" officeooo:rsid="00093b16" officeooo:paragraph-rsid="00093b16" style:font-weight-asian="normal" style:font-weight-complex="normal"/>
    </style:style>
    <style:style style:name="P5" style:family="paragraph" style:parent-style-name="Text_20_body">
      <style:text-properties fo:font-weight="normal" officeooo:rsid="000cbffb" officeooo:paragraph-rsid="000cbffb" style:font-weight-asian="normal" style:font-weight-complex="normal"/>
    </style:style>
    <style:style style:name="P6" style:family="paragraph" style:parent-style-name="Text_20_body">
      <style:text-properties officeooo:rsid="00093b16" officeooo:paragraph-rsid="00093b16"/>
    </style:style>
    <style:style style:name="P7" style:family="paragraph" style:parent-style-name="Text_20_body">
      <style:text-properties officeooo:rsid="0009a6d4" officeooo:paragraph-rsid="0009a6d4"/>
    </style:style>
    <style:style style:name="P8" style:family="paragraph" style:parent-style-name="Text_20_body">
      <style:text-properties fo:font-style="normal" fo:font-weight="normal" officeooo:rsid="000cbffb" officeooo:paragraph-rsid="000cbffb" style:font-style-asian="normal" style:font-weight-asian="normal" style:font-style-complex="normal" style:font-weight-complex="normal"/>
    </style:style>
    <style:style style:name="P9" style:family="paragraph" style:parent-style-name="Text_20_body">
      <style:text-properties fo:font-style="normal" fo:font-weight="bold" officeooo:rsid="000cbffb" officeooo:paragraph-rsid="000cbffb" style:font-style-asian="normal" style:font-weight-asian="bold" style:font-style-complex="normal" style:font-weight-complex="bold"/>
    </style:style>
    <style:style style:name="P10" style:family="paragraph" style:parent-style-name="Text_20_body">
      <style:text-properties officeooo:rsid="000cbffb" officeooo:paragraph-rsid="000cbffb"/>
    </style:style>
    <style:style style:name="P11" style:family="paragraph" style:parent-style-name="Text_20_body" style:list-style-name="L2">
      <style:text-properties fo:font-weight="normal" officeooo:rsid="0007bb4c" officeooo:paragraph-rsid="0007bb4c" style:font-weight-asian="normal" style:font-weight-complex="normal"/>
    </style:style>
    <style:style style:name="P12" style:family="paragraph" style:parent-style-name="Text_20_body" style:list-style-name="L2">
      <style:text-properties fo:font-weight="normal" officeooo:rsid="0007bb4c" officeooo:paragraph-rsid="00110674" style:font-weight-asian="normal" style:font-weight-complex="normal"/>
    </style:style>
    <style:style style:name="P13" style:family="paragraph" style:parent-style-name="Text_20_body" style:list-style-name="L4">
      <style:text-properties fo:font-weight="normal" officeooo:rsid="0007bb4c" officeooo:paragraph-rsid="00093b16" style:font-weight-asian="normal" style:font-weight-complex="normal"/>
    </style:style>
    <style:style style:name="P14" style:family="paragraph" style:parent-style-name="Text_20_body">
      <style:text-properties fo:font-weight="normal" officeooo:rsid="0010e04d" officeooo:paragraph-rsid="0010e04d" style:font-weight-asian="normal" style:font-weight-complex="normal"/>
    </style:style>
    <style:style style:name="P15" style:family="paragraph" style:parent-style-name="Text_20_body">
      <style:text-properties fo:font-weight="normal" officeooo:rsid="0012ec14" officeooo:paragraph-rsid="0012ec14" style:font-weight-asian="normal" style:font-weight-complex="normal"/>
    </style:style>
    <style:style style:name="P16" style:family="paragraph" style:parent-style-name="Text_20_body" style:list-style-name="L4">
      <style:text-properties fo:font-weight="normal" officeooo:rsid="0012ec14" officeooo:paragraph-rsid="0012ec14" style:font-weight-asian="normal" style:font-weight-complex="normal"/>
    </style:style>
    <style:style style:name="P17" style:family="paragraph" style:parent-style-name="Text_20_body" style:list-style-name="L4">
      <style:text-properties fo:font-weight="normal" officeooo:rsid="001402e5" officeooo:paragraph-rsid="001402e5" style:font-weight-asian="normal" style:font-weight-complex="normal"/>
    </style:style>
    <style:style style:name="P18" style:family="paragraph" style:parent-style-name="Text_20_body">
      <style:text-properties fo:font-weight="normal" officeooo:rsid="001486db" officeooo:paragraph-rsid="001486db" style:font-weight-asian="normal" style:font-weight-complex="normal"/>
    </style:style>
    <style:style style:name="P19" style:family="paragraph" style:parent-style-name="Text_20_body" style:list-style-name="L4">
      <style:text-properties officeooo:rsid="0007bb4c" officeooo:paragraph-rsid="00093b16"/>
    </style:style>
    <style:style style:name="P20" style:family="paragraph" style:parent-style-name="Text_20_body">
      <style:text-properties officeooo:rsid="0007bb4c" officeooo:paragraph-rsid="0007bb4c"/>
    </style:style>
    <style:style style:name="P21" style:family="paragraph" style:parent-style-name="Text_20_body" style:list-style-name="L5">
      <style:text-properties fo:font-style="normal" fo:font-weight="normal" officeooo:rsid="00093b16" officeooo:paragraph-rsid="00093b16" style:font-style-asian="normal" style:font-weight-asian="normal" style:font-style-complex="normal" style:font-weight-complex="normal"/>
    </style:style>
    <style:style style:name="P22" style:family="paragraph" style:parent-style-name="Text_20_body" style:list-style-name="L5">
      <style:text-properties fo:font-style="normal" fo:font-weight="normal" officeooo:rsid="0009a6d4" officeooo:paragraph-rsid="0009a6d4" style:font-style-asian="normal" style:font-weight-asian="normal" style:font-style-complex="normal" style:font-weight-complex="normal"/>
    </style:style>
    <style:style style:name="P23" style:family="paragraph" style:parent-style-name="Text_20_body">
      <style:text-properties fo:font-style="normal" fo:font-weight="normal" officeooo:rsid="0009a6d4" officeooo:paragraph-rsid="0006f81e" style:font-style-asian="normal" style:font-weight-asian="normal" style:font-style-complex="normal" style:font-weight-complex="normal"/>
    </style:style>
    <style:style style:name="P24" style:family="paragraph" style:parent-style-name="Text_20_body">
      <style:text-properties fo:font-style="normal" fo:font-weight="normal" officeooo:rsid="00168062" officeooo:paragraph-rsid="00168062" style:font-style-asian="normal" style:font-weight-asian="normal" style:font-style-complex="normal" style:font-weight-complex="normal"/>
    </style:style>
    <style:style style:name="P25" style:family="paragraph" style:parent-style-name="Text_20_body">
      <style:text-properties fo:font-style="normal" fo:font-weight="normal" officeooo:rsid="00174b5c" officeooo:paragraph-rsid="00174b5c" style:font-style-asian="normal" style:font-weight-asian="normal" style:font-style-complex="normal" style:font-weight-complex="normal"/>
    </style:style>
    <style:style style:name="P26" style:family="paragraph" style:parent-style-name="Text_20_body">
      <style:text-properties fo:font-style="normal" fo:font-weight="bold" officeooo:rsid="000cbffb" officeooo:paragraph-rsid="00165a69" style:font-style-asian="normal" style:font-weight-asian="bold" style:font-style-complex="normal" style:font-weight-complex="bold"/>
    </style:style>
    <style:style style:name="P27" style:family="paragraph" style:parent-style-name="Text_20_body">
      <style:text-properties fo:font-style="normal" fo:font-weight="bold" officeooo:rsid="00168062" officeooo:paragraph-rsid="00168062" style:font-style-asian="normal" style:font-weight-asian="bold" style:font-style-complex="normal" style:font-weight-complex="bold"/>
    </style:style>
    <style:style style:name="P28" style:family="paragraph" style:parent-style-name="Text_20_body" style:list-style-name="L5">
      <style:text-properties fo:font-weight="bold" officeooo:rsid="00093b16" officeooo:paragraph-rsid="00093b16" style:font-weight-asian="bold" style:font-weight-complex="bold"/>
    </style:style>
    <style:style style:name="P29" style:family="paragraph" style:parent-style-name="Text_20_body">
      <style:text-properties fo:font-weight="bold" officeooo:rsid="00093b16" officeooo:paragraph-rsid="001486db" style:font-weight-asian="bold" style:font-weight-complex="bold"/>
    </style:style>
    <style:style style:name="P30" style:family="paragraph" style:parent-style-name="Text_20_body" style:list-style-name="L5">
      <style:text-properties fo:font-weight="bold" officeooo:rsid="0009a6d4" officeooo:paragraph-rsid="0009a6d4" style:font-weight-asian="bold" style:font-weight-complex="bold"/>
    </style:style>
    <style:style style:name="P31" style:family="paragraph" style:parent-style-name="Text_20_body">
      <style:text-properties fo:font-weight="bold" officeooo:rsid="0009a6d4" officeooo:paragraph-rsid="001486db" style:font-weight-asian="bold" style:font-weight-complex="bold"/>
    </style:style>
    <style:style style:name="P32" style:family="paragraph" style:parent-style-name="Text_20_body">
      <style:text-properties fo:font-weight="bold" officeooo:rsid="0010e04d" officeooo:paragraph-rsid="0010e04d" style:font-weight-asian="bold" style:font-weight-complex="bold"/>
    </style:style>
    <style:style style:name="P33" style:family="paragraph" style:parent-style-name="Text_20_body">
      <style:text-properties fo:font-weight="bold" officeooo:rsid="0012ec14" officeooo:paragraph-rsid="0012ec14" style:font-weight-asian="bold" style:font-weight-complex="bold"/>
    </style:style>
    <style:style style:name="P34" style:family="paragraph" style:parent-style-name="Text_20_body" style:list-style-name="L4">
      <style:text-properties fo:font-weight="bold" officeooo:rsid="001402e5" officeooo:paragraph-rsid="001402e5" style:font-weight-asian="bold" style:font-weight-complex="bold"/>
    </style:style>
    <style:style style:name="P35" style:family="paragraph" style:parent-style-name="Text_20_body">
      <style:text-properties fo:font-weight="bold" officeooo:rsid="000b7fbc" officeooo:paragraph-rsid="001486db" style:font-weight-asian="bold" style:font-weight-complex="bold"/>
    </style:style>
    <style:style style:name="P36" style:family="paragraph" style:parent-style-name="Text_20_body">
      <style:text-properties fo:font-weight="bold" officeooo:rsid="000cbffb" officeooo:paragraph-rsid="000cbffb" style:font-weight-asian="bold" style:font-weight-complex="bold"/>
    </style:style>
    <style:style style:name="P37" style:family="paragraph" style:parent-style-name="Text_20_body">
      <style:text-properties fo:font-weight="bold" officeooo:rsid="000cbffb" officeooo:paragraph-rsid="00165a69" style:font-weight-asian="bold" style:font-weight-complex="bold"/>
    </style:style>
    <style:style style:name="P38" style:family="paragraph" style:parent-style-name="Text_20_body">
      <style:text-properties fo:font-weight="bold" officeooo:rsid="000cbffb" officeooo:paragraph-rsid="00168062" style:font-weight-asian="bold" style:font-weight-complex="bold"/>
    </style:style>
    <style:style style:name="P39" style:family="paragraph" style:parent-style-name="Text_20_body">
      <style:text-properties officeooo:rsid="0010e04d" officeooo:paragraph-rsid="0010e04d"/>
    </style:style>
    <style:style style:name="P40" style:family="paragraph" style:parent-style-name="Text_20_body">
      <style:text-properties officeooo:rsid="0012ec14" officeooo:paragraph-rsid="0012ec14"/>
    </style:style>
    <style:style style:name="P41" style:family="paragraph" style:parent-style-name="Text_20_body">
      <style:text-properties fo:font-style="italic" fo:font-weight="bold" officeooo:rsid="00093b16" officeooo:paragraph-rsid="001486db" style:font-style-asian="italic" style:font-weight-asian="bold" style:font-style-complex="italic" style:font-weight-complex="bold"/>
    </style:style>
    <style:style style:name="P42" style:family="paragraph" style:parent-style-name="Text_20_body">
      <style:text-properties officeooo:paragraph-rsid="00165a69"/>
    </style:style>
    <style:style style:name="P43" style:family="paragraph" style:parent-style-name="Text_20_body">
      <style:text-properties officeooo:rsid="00168062" officeooo:paragraph-rsid="00168062"/>
    </style:style>
    <style:style style:name="P44" style:family="paragraph" style:parent-style-name="Text_20_body">
      <style:paragraph-properties fo:break-before="page"/>
      <style:text-properties officeooo:rsid="00168062" officeooo:paragraph-rsid="00168062"/>
    </style:style>
    <style:style style:name="P45" style:family="paragraph" style:parent-style-name="Heading_20_2">
      <style:text-properties officeooo:rsid="0006f81e" officeooo:paragraph-rsid="0006f81e"/>
    </style:style>
    <style:style style:name="P46" style:family="paragraph" style:parent-style-name="Heading_20_2">
      <style:text-properties officeooo:paragraph-rsid="0006f81e"/>
    </style:style>
    <style:style style:name="P47" style:family="paragraph" style:parent-style-name="Title">
      <style:text-properties officeooo:rsid="0010e04d" officeooo:paragraph-rsid="0010e04d"/>
    </style:style>
    <style:style style:name="P48" style:family="paragraph" style:parent-style-name="Heading_20_1">
      <style:text-properties officeooo:rsid="0006f81e" officeooo:paragraph-rsid="0006f81e"/>
    </style:style>
    <style:style style:name="P49" style:family="paragraph" style:parent-style-name="Heading_20_1" style:list-style-name="">
      <style:text-properties officeooo:rsid="0006f81e" officeooo:paragraph-rsid="0006f81e"/>
    </style:style>
    <style:style style:name="P50" style:family="paragraph" style:parent-style-name="Heading_20_1">
      <style:text-properties officeooo:rsid="0007bb4c" officeooo:paragraph-rsid="0007bb4c"/>
    </style:style>
    <style:style style:name="P51" style:family="paragraph" style:parent-style-name="Heading_20_1">
      <style:text-properties officeooo:rsid="0010e04d" officeooo:paragraph-rsid="0010e04d"/>
    </style:style>
    <style:style style:name="P52" style:family="paragraph" style:parent-style-name="Heading_20_1">
      <style:paragraph-properties fo:break-before="page"/>
      <style:text-properties officeooo:paragraph-rsid="00093b16"/>
    </style:style>
    <style:style style:name="P53" style:family="paragraph" style:parent-style-name="Heading_20_1">
      <style:paragraph-properties fo:break-before="page"/>
      <style:text-properties officeooo:rsid="0006f81e" officeooo:paragraph-rsid="0006f81e"/>
    </style:style>
    <style:style style:name="T1" style:family="text">
      <style:text-properties officeooo:rsid="000efd65"/>
    </style:style>
    <style:style style:name="T2" style:family="text">
      <style:text-properties fo:font-weight="bold" style:font-weight-asian="bold" style:font-weight-complex="bold"/>
    </style:style>
    <style:style style:name="T3" style:family="text">
      <style:text-properties fo:font-weight="bold" officeooo:rsid="00110674" style:font-weight-asian="bold" style:font-weight-complex="bold"/>
    </style:style>
    <style:style style:name="T4" style:family="text">
      <style:text-properties fo:font-weight="bold" officeooo:rsid="001402e5" style:font-weight-asian="bold" style:font-weight-complex="bold"/>
    </style:style>
    <style:style style:name="T5" style:family="text">
      <style:text-properties fo:font-weight="bold" officeooo:rsid="001486db"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b7fbc" style:font-weight-asian="normal" style:font-weight-complex="normal"/>
    </style:style>
    <style:style style:name="T8" style:family="text">
      <style:text-properties fo:font-weight="normal" officeooo:rsid="001402e5" style:font-weight-asian="normal" style:font-weight-complex="normal"/>
    </style:style>
    <style:style style:name="T9" style:family="text">
      <style:text-properties fo:font-weight="normal" officeooo:rsid="001486db" style:font-weight-asian="normal" style:font-weight-complex="normal"/>
    </style:style>
    <style:style style:name="T10" style:family="text">
      <style:text-properties fo:font-weight="normal" officeooo:rsid="00165a69"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officeooo:rsid="000d1b86" style:font-style-asian="italic" style:font-style-complex="italic"/>
    </style:style>
    <style:style style:name="T13" style:family="text">
      <style:text-properties fo:font-style="italic" officeooo:rsid="0012ec14" style:font-style-asian="italic" style:font-style-complex="italic"/>
    </style:style>
    <style:style style:name="T14" style:family="text">
      <style:text-properties fo:font-style="italic" officeooo:rsid="001402e5" style:font-style-asian="italic" style:font-style-complex="italic"/>
    </style:style>
    <style:style style:name="T15" style:family="text">
      <style:text-properties fo:font-style="italic" officeooo:rsid="001486db" style:font-style-asian="italic" style:font-style-complex="italic"/>
    </style:style>
    <style:style style:name="T16" style:family="text">
      <style:text-properties fo:font-style="italic" officeooo:rsid="00168062"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165a69" style:font-style-asian="italic" style:font-weight-asian="normal" style:font-style-complex="italic" style:font-weight-complex="normal"/>
    </style:style>
    <style:style style:name="T19" style:family="text">
      <style:text-properties fo:font-style="italic" fo:font-weight="normal" officeooo:rsid="00168062"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001402e5" style:font-style-asian="normal" style:font-style-complex="normal"/>
    </style:style>
    <style:style style:name="T22" style:family="text">
      <style:text-properties fo:font-style="normal" officeooo:rsid="001486db" style:font-style-asian="normal" style:font-style-complex="normal"/>
    </style:style>
    <style:style style:name="T23" style:family="text">
      <style:text-properties fo:font-style="normal" officeooo:rsid="00168062" style:font-style-asian="normal" style:font-style-complex="normal"/>
    </style:style>
    <style:style style:name="T24" style:family="text">
      <style:text-properties fo:font-style="normal" officeooo:rsid="00165a69"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bold" officeooo:rsid="001486db" style:font-style-asian="normal" style:font-weight-asian="bold" style:font-style-complex="normal" style:font-weight-complex="bold"/>
    </style:style>
    <style:style style:name="T27" style:family="text">
      <style:text-properties fo:font-style="normal" fo:font-weight="bold" officeooo:rsid="00165a69" style:font-style-asian="normal" style:font-weight-asian="bold" style:font-style-complex="normal" style:font-weight-complex="bold"/>
    </style:style>
    <style:style style:name="T28" style:family="text">
      <style:text-properties fo:font-style="normal" fo:font-weight="bold" officeooo:rsid="00168062" style:font-style-asian="normal" style:font-weight-asian="bold" style:font-style-complex="normal" style:font-weight-complex="bold"/>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1486db" style:font-style-asian="normal" style:font-weight-asian="normal" style:font-style-complex="normal" style:font-weight-complex="normal"/>
    </style:style>
    <style:style style:name="T31" style:family="text">
      <style:text-properties fo:font-style="normal" fo:font-weight="normal" officeooo:rsid="00165a69" style:font-style-asian="normal" style:font-weight-asian="normal" style:font-style-complex="normal" style:font-weight-complex="normal"/>
    </style:style>
    <style:style style:name="T32" style:family="text">
      <style:text-properties fo:font-style="normal" fo:font-weight="normal" officeooo:rsid="00168062" style:font-style-asian="normal" style:font-weight-asian="normal" style:font-style-complex="normal" style:font-weight-complex="normal"/>
    </style:style>
    <style:style style:name="T33" style:family="text">
      <style:text-properties officeooo:rsid="000cbffb"/>
    </style:style>
    <style:style style:name="T34" style:family="text">
      <style:text-properties officeooo:rsid="0010e04d"/>
    </style:style>
    <style:style style:name="T35" style:family="text">
      <style:text-properties officeooo:rsid="0006f81e"/>
    </style:style>
    <style:style style:name="T36" style:family="text">
      <style:text-properties officeooo:rsid="00110674"/>
    </style:style>
    <style:style style:name="T37" style:family="text">
      <style:text-properties officeooo:rsid="001402e5"/>
    </style:style>
    <style:style style:name="T38" style:family="text">
      <style:text-properties style:text-position="super 58%" fo:font-weight="normal" style:font-weight-asian="normal" style:font-weight-complex="normal"/>
    </style:style>
    <style:style style:name="T39" style:family="text">
      <style:text-properties officeooo:rsid="001486db"/>
    </style:style>
    <style:style style:name="T40" style:family="text">
      <style:text-properties officeooo:rsid="00165a69"/>
    </style:style>
    <style:style style:name="T41" style:family="text">
      <style:text-properties officeooo:rsid="00168062"/>
    </style:style>
    <style:style style:name="T42" style:family="text">
      <style:text-properties officeooo:rsid="00174b5c"/>
    </style:style>
    <style:style style:name="T43" style:family="text">
      <style:text-properties officeooo:rsid="00180a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C++ Cheat Sheet</text:p>
      <text:h text:style-name="P48" text:outline-level="1">Overview</text:h>
      <text:p text:style-name="P2">This document aims to act as a quick <text:span text:style-name="T34">reference </text:span>guide for <text:span text:style-name="T34">C++ syntax</text:span>.</text:p>
      <text:h text:style-name="P51" text:outline-level="1">Compilation</text:h>
      <text:p text:style-name="P23">--</text:p>
      <text:h text:style-name="P48" text:outline-level="1">Simple Values/Literals</text:h>
      <text:h text:style-name="P46" text:outline-level="2"><text:span text:style-name="T35">Numbers</text:span></text:h>
      <text:list xml:id="list3412745710350073263" text:style-name="L2">
        <text:list-item>
          <text:p text:style-name="P11">Integer literals: <text:span text:style-name="T2">0, 10, 12345, -4, -200</text:span></text:p>
        </text:list-item>
        <text:list-item>
          <text:p text:style-name="P11"><text:span text:style-name="T34">Double precision floating</text:span> point literals: <text:span text:style-name="T2">0.0, 0.1, 100.24, 3.14159</text:span></text:p>
        </text:list-item>
        <text:list-item>
          <text:p text:style-name="P12"><text:span text:style-name="T36">Normal precision floating</text:span> point literals:<text:span text:style-name="T2"> 0.0</text:span><text:span text:style-name="T3">f</text:span><text:span text:style-name="T2">, 0.1</text:span><text:span text:style-name="T3">f</text:span><text:span text:style-name="T2">, 100.24</text:span><text:span text:style-name="T3">f</text:span><text:span text:style-name="T2">, 3.14159</text:span><text:span text:style-name="T3">f</text:span></text:p>
        </text:list-item>
        <text:list-item>
          <text:p text:style-name="P11">Hexadecimal integers: <text:span text:style-name="T2">0x0, 0x10, 0xFF, 0xC0FFEE</text:span></text:p>
        </text:list-item>
      </text:list>
      <text:h text:style-name="P45" text:outline-level="2">Strings</text:h>
      <text:p text:style-name="P39">In C++ string literals are actually <text:span text:style-name="T2">const char </text:span><text:span text:style-name="T6">pointers.</text:span></text:p>
      <text:p text:style-name="P20"><text:span text:style-name="T2">“Hello this is a string”,<text:line-break/>“First line\nSecond line”</text:span></text:p>
      <text:p text:style-name="P14">There is a helper class in the standard library <text:span text:style-name="T2">std::string</text:span>. This is in the include <text:span text:style-name="T2">&lt;string&gt;</text:span>. For example:</text:p>
      <text:p text:style-name="P32">std::string myString = “Some text string”;</text:p>
      <text:h text:style-name="P50" text:outline-level="1">Expressions</text:h>
      <text:p text:style-name="P39"><text:span text:style-name="T2">int someResult = 24 + 42;</text:span> // assign 66 to someResult</text:p>
      <text:p text:style-name="P39"><text:span text:style-name="T2">double someDecimalNumber = 13.0 * 12.0 + 4.0;</text:span> // assigns 160.0 to someDecimalNumber</text:p>
      <text:h text:style-name="P49" text:outline-level="1"/>
      <text:h text:style-name="P53" text:outline-level="1">Variables</text:h>
      <text:p text:style-name="P40">Declaring a variable in C++ involves specifying a type and variable name, so to define an integer called j<text:span text:style-name="T2">ohnsAge:</text:span></text:p>
      <text:p text:style-name="P40"><text:span text:style-name="T2">int johnsAge;</text:span></text:p>
      <text:p text:style-name="P15">To initialise the value you use usual equals-sign assignment:</text:p>
      <text:p text:style-name="P33">johnsAge = 28;</text:p>
      <text:p text:style-name="P15">You can combine these steps and initialise a variable as soon as it's declared:</text:p>
      <text:p text:style-name="P33">int bobsAge = 32;</text:p>
      <text:p text:style-name="P15">Variables can be used in expressions simply by using their name:</text:p>
      <text:p text:style-name="P33">int ageGap = bobsAge – johnsAge; <text:span text:style-name="T6">// calculate age difference</text:span></text:p>
      <text:h text:style-name="P52" text:outline-level="1">Containers</text:h>
      <text:p text:style-name="P40">The only “built in” container in C++ is C-style arrays, however the standard library contains many useful container classes such as <text:span text:style-name="T2">std::vector</text:span><text:span text:style-name="T6"> (a dynamically sized array), </text:span><text:span text:style-name="T2">std::list</text:span><text:span text:style-name="T6"> (a linked list) </text:span><text:span text:style-name="T8">and a </text:span><text:span text:style-name="T4">std::map</text:span><text:span text:style-name="T8"> (a dictionary of keys mapped to values)</text:span><text:span text:style-name="T6"> amongst others. Here are a few examples:</text:span></text:p>
      <text:list xml:id="list4328312331945745631" text:style-name="L4">
        <text:list-item>
          <text:p text:style-name="P19"><text:span text:style-name="T13">std::vector </text:span><text:span text:style-name="T21">and </text:span><text:span text:style-name="T14">std::list</text:span><text:span text:style-name="T21"> have similar interfaces</text:span></text:p>
          <text:p text:style-name="P16">Vectors are useful for storing a collection o<text:span text:style-name="T37">f values, you can declare them like so:</text:span></text:p>
          <text:p text:style-name="P34">std::vector&lt;int&gt; myVectorOfIntegers;<text:span text:style-name="T6"> // container of integers</text:span></text:p>
          <text:p text:style-name="P34">std::list&lt;double&gt; myListOfDoubles; <text:span text:style-name="T6">// container of doubles</text:span></text:p>
          <text:p text:style-name="P17">To add a value to the back of a vector or list:</text:p>
          <text:p text:style-name="P34">myVectorOfIntegers.push_back(24);</text:p>
          <text:p text:style-name="P34">myListOfDoubles.push_back(48.3);</text:p>
          <text:p text:style-name="P17">The size of these containers can be fetched with the <text:span text:style-name="T2">size</text:span> method:</text:p>
          <text:p text:style-name="P34">int size = myVectorOfIntegers.size();</text:p>
          <text:p text:style-name="P17">Getting a value out can be done in the same style as a C-style array:</text:p>
          <text:p text:style-name="P34">int thirdValue = myVectorOfIntegers[2];<text:span text:style-name="T6"> // extract 3</text:span><text:span text:style-name="T38">rd</text:span><text:span text:style-name="T6"> value from vector</text:span></text:p>
        </text:list-item>
        <text:list-item>
          <text:p text:style-name="P13"><text:span text:style-name="T14">std::map</text:span><text:span text:style-name="T20">:</text:span></text:p>
          <text:p text:style-name="P13"><text:span text:style-name="T20">This type represents a key-value map, where the key is commonly a string and the value is of any type. This sort of collection is often explained using a phonebook example:</text:span></text:p>
          <text:p text:style-name="P34"><text:span text:style-name="T20">std::map&lt;std::string, std::string&gt; phonebook; </text:span><text:span text:style-name="T29">// declare the map of strings to strings</text:span></text:p>
          <text:p text:style-name="P34"><text:span text:style-name="T20">phonebook[“John”] = “01234 567890”; </text:span><text:span text:style-name="T29">// store a phone number under the key “John”</text:span></text:p>
          <text:p text:style-name="P34"><text:span text:style-name="T20">phonebook[“Harry”] = “01234 890567”; </text:span><text:span text:style-name="T29">// store a phone number under the key “Harry”</text:span></text:p>
          <text:p text:style-name="P17"><text:span text:style-name="T20">To retrieve a value from a map you can pass the key in using the </text:span><text:span text:style-name="T11">sub-script</text:span><text:span text:style-name="T20"> notation:</text:span></text:p>
          <text:p text:style-name="P34"><text:span text:style-name="T20">std::string number = phonebook[“John”];</text:span><text:span text:style-name="T29"> // get John's phone number out of the book</text:span></text:p>
          <text:p text:style-name="P17"><text:span text:style-name="T20">To see if a key exists in a map you can do:</text:span></text:p>
          <text:p text:style-name="P34"><text:span text:style-name="T20">auto found = phonebook.find(“John”);</text:span></text:p>
          <text:p text:style-name="P34"><text:span text:style-name="T20">if(found == phonebook.end()) std::cout &lt;&lt; “Didn't find John's number” &lt;&lt; std::endl;</text:span></text:p>
          <text:p text:style-name="P34"><text:span text:style-name="T20">else std::cout &lt;&lt; “Found John's number: “ &lt;&lt; found-&gt;second &lt;&lt; std::endl;</text:span></text:p>
        </text:list-item>
      </text:list>
      <text:h text:style-name="P48" text:outline-level="1"><text:soft-page-break/>Control Flow</text:h>
      <text:h text:style-name="P45" text:outline-level="2">Conditional Statements</text:h>
      <text:p text:style-name="P6">In <text:span text:style-name="T37">C++</text:span> conditional logic can be implemented with if-statements as follows:</text:p>
      <text:p text:style-name="P29">if<text:span text:style-name="T37">(true)<text:line-break/>{</text:span><text:line-break/><text:tab/><text:span text:style-name="T37">std::cout &lt;&lt; </text:span>“True is True! Who'd have thought?” <text:span text:style-name="T37">&lt;&lt; std::endl;<text:line-break/>}</text:span><text:line-break/>else<text:line-break/><text:span text:style-name="T39">{</text:span><text:line-break/><text:tab/><text:span text:style-name="T37">std::cout &lt;&lt; </text:span>“True isn't True? How can this be!?” <text:span text:style-name="T37">&lt;&lt; std::endl;<text:line-break/>}</text:span></text:p>
      <text:p text:style-name="P41"><text:span text:style-name="T30">Which would print:</text:span></text:p>
      <text:p text:style-name="P29"><text:span text:style-name="T11">True is True! Who'd have thought?</text:span></text:p>
      <text:p text:style-name="P4"><text:span text:style-name="T20">This guide won't explain how all of the types can or can not be evaluated to </text:span><text:span text:style-name="T22">t</text:span><text:span text:style-name="T25">rue</text:span><text:span text:style-name="T20"> or </text:span><text:span text:style-name="T22">f</text:span><text:span text:style-name="T25">alse</text:span><text:span text:style-name="T20">, but here is a quick list of </text:span><text:span text:style-name="T11">boolean operators</text:span><text:span text:style-name="T20"> that produce </text:span><text:span text:style-name="T22">t</text:span><text:span text:style-name="T25">rue/</text:span><text:span text:style-name="T26">f</text:span><text:span text:style-name="T25">alse</text:span><text:span text:style-name="T20"> outputs depending on their arguments:</text:span></text:p>
      <text:list xml:id="list5238195582615575516" text:style-name="L5">
        <text:list-item>
          <text:p text:style-name="P21">For testing equality:</text:p>
          <text:p text:style-name="P28"><text:span text:style-name="T20">1 == 1<text:line-break/></text:span><text:span text:style-name="T15">true</text:span><text:span text:style-name="T20"><text:line-break/>1 == 2<text:line-break/></text:span><text:span text:style-name="T22">f</text:span><text:span text:style-name="T11">alse</text:span></text:p>
        </text:list-item>
        <text:list-item>
          <text:p text:style-name="P21">Less than:</text:p>
          <text:p text:style-name="P28"><text:span text:style-name="T20">1 &lt; 2<text:line-break/></text:span><text:span text:style-name="T22">t</text:span><text:span text:style-name="T11">rue</text:span><text:span text:style-name="T20"><text:line-break/>1 &lt; 1<text:line-break/></text:span><text:span text:style-name="T22">f</text:span><text:span text:style-name="T11">alse</text:span></text:p>
        </text:list-item>
        <text:list-item>
          <text:p text:style-name="P21">Greater than:</text:p>
          <text:p text:style-name="P28"><text:span text:style-name="T20">1 &gt; 4<text:line-break/></text:span><text:span text:style-name="T22">f</text:span><text:span text:style-name="T11">alse</text:span><text:span text:style-name="T20"><text:line-break/>4 &gt; 1<text:line-break/></text:span><text:span text:style-name="T22">f</text:span><text:span text:style-name="T11">rue</text:span></text:p>
        </text:list-item>
        <text:list-item>
          <text:p text:style-name="P22">Checking for difference:</text:p>
          <text:p text:style-name="P30"><text:span text:style-name="T20">1 != 1<text:line-break/></text:span><text:span text:style-name="T22">f</text:span><text:span text:style-name="T11">alse</text:span><text:span text:style-name="T20"><text:line-break/>2 != 3<text:line-break/></text:span><text:span text:style-name="T22">t</text:span><text:span text:style-name="T11">rue</text:span></text:p>
        </text:list-item>
      </text:list>
      <text:h text:style-name="P45" text:outline-level="2"><text:soft-page-break/>For Loops</text:h>
      <text:p text:style-name="P7">To make a piece of code repeat 5 times, such as </text:p>
      <text:p text:style-name="P31">for<text:span text:style-name="T39">(int </text:span>x <text:span text:style-name="T39">= 0; x &lt; </text:span>5; <text:span text:style-name="T39">x++)<text:line-break/>{</text:span><text:line-break/><text:tab/><text:span text:style-name="T39">std::cout &lt;&lt;</text:span> “Hello!” <text:span text:style-name="T39">&lt;&lt; std::endl;<text:line-break/>}</text:span></text:p>
      <text:p text:style-name="P31"><text:span text:style-name="T30">Would output:</text:span></text:p>
      <text:p text:style-name="P31"><text:span text:style-name="T11">Hello!<text:line-break/>Hello!<text:line-break/>Hello!<text:line-break/>Hello!<text:line-break/>Hello!</text:span></text:p>
      <text:p text:style-name="P42">As you can see, a for loop declares variables (<text:span text:style-name="T2">int x = 0</text:span><text:span text:style-name="T9">), gives a condition that explains what must be true for the loop to continue (</text:span><text:span text:style-name="T5">x &lt; 5</text:span><text:span text:style-name="T9">) and dictates what should happen after each iteration (</text:span><text:span text:style-name="T5">x++</text:span><text:span text:style-name="T9">).</text:span></text:p>
      <text:h text:style-name="Heading_20_2" text:outline-level="2"><text:span text:style-name="T35">While Loops</text:span></text:h>
      <text:p text:style-name="P7">In <text:span text:style-name="T39">C++</text:span> a <text:span text:style-name="T11">while-loop</text:span> is similar again to most other languages<text:span text:style-name="T7">, you can use one to print numbers 0 to 5 as follows:</text:span></text:p>
      <text:p text:style-name="P35"><text:span text:style-name="T39">int </text:span>counter = 0;<text:line-break/>while<text:span text:style-name="T39">(</text:span>counter &lt; 6<text:span text:style-name="T39">)</text:span><text:line-break/><text:span text:style-name="T39">{</text:span><text:line-break/><text:tab/><text:span text:style-name="T39">std::cout &lt;&lt; </text:span>counter <text:span text:style-name="T39">&lt;&lt; std::endl;</text:span><text:line-break/><text:tab/>counter = counter + 1;<text:line-break/><text:span text:style-name="T39">}</text:span></text:p>
      <text:p text:style-name="P18">Which would output:</text:p>
      <text:p text:style-name="P35"><text:span text:style-name="T11">0<text:line-break/>1<text:line-break/>2<text:line-break/>3<text:line-break/>4<text:line-break/>5</text:span></text:p>
      <text:h text:style-name="P49" text:outline-level="1"/>
      <text:h text:style-name="P53" text:outline-level="1">Functions</text:h>
      <text:p text:style-name="P10">To define a function, such as squaring a given number:</text:p>
      <text:p text:style-name="P3"><text:span text:style-name="T39">double </text:span>square(<text:span text:style-name="T39">double </text:span>x)<text:line-break/><text:span text:style-name="T39">{</text:span><text:line-break/><text:tab/>return <text:span text:style-name="T39">(</text:span>x * <text:span text:style-name="T39">x);</text:span><text:line-break/><text:span text:style-name="T39">}</text:span></text:p>
      <text:p text:style-name="P5">Then to call this function:</text:p>
      <text:p text:style-name="P3"><text:span text:style-name="T39">double result = </text:span>square(10); <text:span text:style-name="T6">// </text:span><text:span text:style-name="T9">assigns 100 to result</text:span></text:p>
      <text:p text:style-name="P8">A function does not have to return a value:</text:p>
      <text:p text:style-name="P26"><text:span text:style-name="T40">void</text:span> say_hello_to(<text:span text:style-name="T40">std::string </text:span>person)<text:line-break/><text:span text:style-name="T40">{</text:span><text:line-break/><text:tab/><text:span text:style-name="T40">std::cout &lt;&lt; </text:span>“Hello, ” <text:span text:style-name="T40">&lt;&lt; </text:span>person <text:span text:style-name="T40">&lt;&lt; std::endl;</text:span><text:line-break/><text:span text:style-name="T40">}</text:span></text:p>
      <text:p text:style-name="P26">say_hello_to(“John”)</text:p>
      <text:p text:style-name="P26"><text:span text:style-name="T10">Would output:</text:span></text:p>
      <text:p text:style-name="P26"><text:span text:style-name="T11">Hello, John</text:span></text:p>
      <text:p text:style-name="P8">A function also does not need parameters:</text:p>
      <text:p text:style-name="P26"><text:span text:style-name="T40">int</text:span> fetch_answer()<text:line-break/><text:span text:style-name="T40">{</text:span><text:line-break/><text:tab/>return 42;<text:line-break/><text:span text:style-name="T40">}</text:span></text:p>
      <text:p text:style-name="P26">fetch_answer(); <text:span text:style-name="T10">// returns 42</text:span></text:p>
      <text:h text:style-name="P49" text:outline-level="1"/>
      <text:h text:style-name="P53" text:outline-level="1"><text:span text:style-name="T33">Classes / </text:span>Objects</text:h>
      <text:p text:style-name="P10">Using the 3D co-ordinate example to show off <text:span text:style-name="T40">C++</text:span> classes:</text:p>
      <text:p text:style-name="P37">class Coordinate<text:line-break/><text:span text:style-name="T40">{<text:line-break/>public:</text:span><text:line-break/><text:tab/><text:span text:style-name="T40">Coordinate</text:span>(<text:span text:style-name="T40">double </text:span>x, <text:span text:style-name="T40">double </text:span>y, <text:span text:style-name="T40">double </text:span>z)<text:line-break/><text:tab/><text:tab/>: <text:span text:style-name="T40">m_X(x), m_Y(y), m_Z(z)<text:line-break/><text:tab/>{<text:line-break/><text:tab/>}<text:line-break/>private:<text:line-break/><text:tab/>double m_X, m_Y, m_Z;</text:span><text:line-break/><text:span text:style-name="T40">}</text:span></text:p>
      <text:p text:style-name="P10"><text:span text:style-name="T29">This defines a class called </text:span><text:span text:style-name="T17">Coordinate</text:span><text:span text:style-name="T29">. We define a </text:span><text:span text:style-name="T17">method</text:span><text:span text:style-name="T29"> of this class called </text:span><text:span text:style-name="T18">Coordinate</text:span><text:span text:style-name="T17">.</text:span><text:span text:style-name="T29"> This is a special function, </text:span><text:span text:style-name="T31">in C++ when a method has the same name as its parent class it is considered a </text:span><text:span text:style-name="T18">constructor</text:span><text:span text:style-name="T29">. In this case we are declaring a </text:span><text:span text:style-name="T17">constructor</text:span><text:span text:style-name="T29"> for the </text:span><text:span text:style-name="T17">Coordinate</text:span><text:span text:style-name="T29"> class that takes </text:span><text:span text:style-name="T31">three </text:span><text:span text:style-name="T29">parameters: </text:span><text:span text:style-name="T25">x</text:span><text:span text:style-name="T29">, </text:span><text:span text:style-name="T25">y</text:span><text:span text:style-name="T29">, and </text:span><text:span text:style-name="T25">z</text:span><text:span text:style-name="T29">. </text:span><text:span text:style-name="T31">Then follows an initialiser list (between the </text:span><text:span text:style-name="T27">:</text:span><text:span text:style-name="T31"> and </text:span><text:span text:style-name="T27">{</text:span><text:span text:style-name="T31"> symbols) which can only be used </text:span><text:span text:style-name="T32">in </text:span><text:span text:style-name="T31">a constructor. </text:span><text:span text:style-name="T32">An initialiser list allows you to initialise </text:span><text:span text:style-name="T19">member</text:span><text:span text:style-name="T32"> variables at the time of construction, so in this case the </text:span><text:span text:style-name="T28">m_X, m_Y,</text:span><text:span text:style-name="T32"> and </text:span><text:span text:style-name="T28">m_Z</text:span><text:span text:style-name="T32"> </text:span><text:span text:style-name="T19">member</text:span><text:span text:style-name="T32"> variables are initialised to have the values of </text:span><text:span text:style-name="T28">x, y</text:span><text:span text:style-name="T32"> and </text:span><text:span text:style-name="T28">z</text:span><text:span text:style-name="T32"> respectively.</text:span></text:p>
      <text:p text:style-name="P8">To create an instance of our <text:span text:style-name="T11">Coordinate</text:span> class:</text:p>
      <text:p text:style-name="P9">Coordinate <text:span text:style-name="T41">origin</text:span>(0, 0, 0);<text:line-break/>Coordinate <text:span text:style-name="T41">my_point</text:span>(100, 15, 82);</text:p>
      <text:p text:style-name="P24">The <text:span text:style-name="T11">members</text:span> in this class have been declared <text:span text:style-name="T11">private</text:span> which means they cannot be accessed from outside the class. If they were defined as <text:span text:style-name="T11">public</text:span> (like the <text:span text:style-name="T11">constructor</text:span> was) then it would be possible to access them as:</text:p>
      <text:p text:style-name="P27">int x = my_point.m_X; // <text:span text:style-name="T6">this would give a compilation error if m_X is </text:span><text:span text:style-name="T17">private</text:span><text:span text:style-name="T6"> or </text:span><text:span text:style-name="T17">protected</text:span></text:p>
      <text:p text:style-name="Text_20_body">However, as they <text:span text:style-name="T11">private</text:span> you have to define <text:span text:style-name="T11">accessor</text:span> <text:span text:style-name="T11">methods</text:span> (also known as <text:span text:style-name="T11">getter methods</text:span><text:span text:style-name="T23">). These are </text:span><text:span text:style-name="T16">public</text:span><text:span text:style-name="T23"> functions in the class that return the value of a </text:span><text:span text:style-name="T16">member variable</text:span><text:span text:style-name="T23"> so that you can read the value but not have access to it in order to change it.</text:span></text:p>
      <text:p text:style-name="P43"/>
      <text:p text:style-name="P44"><text:span text:style-name="T20">We could therefore change the </text:span><text:span text:style-name="T25">Coordinate</text:span><text:span text:style-name="T29"> class to look more like:</text:span></text:p>
      <text:p text:style-name="P38"><text:span text:style-name="T24">class Coordinate<text:line-break/>{<text:line-break/>public:<text:line-break/><text:tab/>Coordinate(double x, double y, double z)<text:line-break/><text:tab/><text:tab/>: m_X(x), m_Y(y), m_Z(z)<text:line-break/><text:tab/>{<text:line-break/><text:tab/>}<text:line-break/><text:tab/></text:span><text:span text:style-name="T23">inline double x() const { return m_X; }<text:line-break/><text:tab/>inline double y() const { return m_Y; }<text:line-break/><text:tab/>inline double z() const { return m_Z; }</text:span><text:span text:style-name="T24"><text:line-break/>private:<text:line-break/><text:tab/>double m_X, m_Y, m_Z;<text:line-break/>}</text:span></text:p>
      <text:p text:style-name="P24">This adds three <text:span text:style-name="T11">accessor</text:span> <text:span text:style-name="T11">methods</text:span> <text:span text:style-name="T2">x, y</text:span> and <text:span text:style-name="T2">z.</text:span> You can call these much like ordinary functions:</text:p>
      <text:p text:style-name="P27">double origin_x = origin.x();</text:p>
      <text:p text:style-name="P25">The <text:span text:style-name="T11">inline </text:span>keyword suggests (note: note forces) the compiler should put the body of the function “in-situ” at the calling site, rather than generating a call instruction. This is convenient for simply accessor functions because usually they are just a memory access anyway, so the overhead of calling a function would be excessive.</text:p>
      <text:p text:style-name="P25">The <text:span text:style-name="T11">const</text:span> keyword between the parameter list and code body tells the compiler that this method is not allowed to modify the internal state of the object it is called on. That is to say, a method denoted as <text:span text:style-name="T11">const</text:span> cannot change the value of its <text:span text:style-name="T11">member variab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0efd6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 </text:span><text:page-number text:select-page="current">6</text:page-number> <text:span text:style-name="MT1">of </text:span><text:span text:style-name="MT1"><text:page-count>8</text:page-count></text:span> </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7T20:16:55.883877632</meta:creation-date>
    <dc:date>2014-06-28T15:15:58.804302232</dc:date>
    <meta:editing-duration>P3DT2H52M9S</meta:editing-duration>
    <meta:editing-cycles>9</meta:editing-cycles>
    <meta:generator>LibreOffice/4.2.4.2$Linux_X86_64 LibreOffice_project/420m0$Build-2</meta:generator>
    <meta:document-statistic meta:table-count="0" meta:image-count="0" meta:object-count="0" meta:page-count="8" meta:paragraph-count="107" meta:word-count="1264" meta:character-count="7272" meta:non-whitespace-character-count="6103"/>
  </office:meta>
</office:document-meta>
</file>